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Heading_20_1">
      <style:paragraph-properties fo:text-align="center" style:justify-single-word="false" fo:break-before="page"/>
    </style:style>
    <style:style style:name="P17" style:family="paragraph" style:parent-style-name="Preformatted_20_Text">
      <style:paragraph-properties fo:margin-top="0cm" fo:margin-bottom="0.499cm" style:contextual-spacing="fals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ooter">
      <style:text-properties fo:font-size="8pt" officeooo:rsid="00088f75" officeooo:paragraph-rsid="00088f75" style:font-size-asian="8pt" style:font-size-complex="8pt"/>
    </style:style>
    <style:style style:name="T1" style:family="text">
      <style:text-properties fo:font-weight="bold"/>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3483_18842439" text:style-name="Index_20_Link" text:visited-style-name="Index_20_Link">OpenWrt Buildroot<text:tab/>2</text:a></text:p>
          <text:p text:style-name="P18"><text:a xlink:type="simple" xlink:href="#__RefHeading__3485_18842439" text:style-name="Index_20_Link" text:visited-style-name="Index_20_Link">About OpenWrt Buildroot<text:tab/>2</text:a></text:p>
          <text:p text:style-name="P18"><text:a xlink:type="simple" xlink:href="#__RefHeading__3487_18842439" text:style-name="Index_20_Link" text:visited-style-name="Index_20_Link">Obtaining OpenWrt Buildroot<text:tab/>2</text:a></text:p>
          <text:p text:style-name="P18"><text:a xlink:type="simple" xlink:href="#__RefHeading__3489_18842439" text:style-name="Index_20_Link" text:visited-style-name="Index_20_Link">Using OpenWrt Buildroot<text:tab/>3</text:a></text:p>
          <text:p text:style-name="P18"><text:a xlink:type="simple" xlink:href="#__RefHeading__3491_18842439" text:style-name="Index_20_Link" text:visited-style-name="Index_20_Link">Customizing the target filesystem<text:tab/>3</text:a></text:p>
          <text:p text:style-name="P18"><text:a xlink:type="simple" xlink:href="#__RefHeading__3493_18842439" text:style-name="Index_20_Link" text:visited-style-name="Index_20_Link">Customizing the Busybox configuration<text:tab/>4</text:a></text:p>
          <text:p text:style-name="P18"><text:a xlink:type="simple" xlink:href="#__RefHeading__3495_18842439" text:style-name="Index_20_Link" text:visited-style-name="Index_20_Link">Customizing the uClibc configuration<text:tab/>4</text:a></text:p>
          <text:p text:style-name="P18"><text:a xlink:type="simple" xlink:href="#__RefHeading__3497_18842439" text:style-name="Index_20_Link" text:visited-style-name="Index_20_Link">How OpenWrt Buildroot works<text:tab/>4</text:a></text:p>
          <text:p text:style-name="P18"><text:a xlink:type="simple" xlink:href="#__RefHeading__3499_18842439" text:style-name="Index_20_Link" text:visited-style-name="Index_20_Link">Using the uClibc toolchain<text:tab/>5</text:a></text:p>
          <text:p text:style-name="P18"><text:a xlink:type="simple" xlink:href="#__RefHeading__3501_18842439" text:style-name="Index_20_Link" text:visited-style-name="Index_20_Link">Using the uClibc toolchain outside of buildroot<text:tab/>6</text:a></text:p>
          <text:p text:style-name="P18"><text:a xlink:type="simple" xlink:href="#__RefHeading__3503_18842439" text:style-name="Index_20_Link" text:visited-style-name="Index_20_Link">Location of downloaded packages<text:tab/>6</text:a></text:p>
          <text:p text:style-name="P18"><text:a xlink:type="simple" xlink:href="#__RefHeading__3505_18842439" text:style-name="Index_20_Link" text:visited-style-name="Index_20_Link">Extending OpenWrt with more software<text:tab/>6</text:a></text:p>
          <text:p text:style-name="P1"><text:a xlink:type="simple" xlink:href="#__RefHeading__3507_18842439" text:style-name="Index_20_Link" text:visited-style-name="Index_20_Link">Package directory<text:tab/>6</text:a></text:p>
          <text:p text:style-name="P1"><text:a xlink:type="simple" xlink:href="#__RefHeading__3509_18842439" text:style-name="Index_20_Link" text:visited-style-name="Index_20_Link">Config.in file<text:tab/>6</text:a></text:p>
          <text:p text:style-name="P1"><text:a xlink:type="simple" xlink:href="#__RefHeading__3511_18842439" text:style-name="Index_20_Link" text:visited-style-name="Index_20_Link">Config.in in the package directory<text:tab/>7</text:a></text:p>
          <text:p text:style-name="P1"><text:a xlink:type="simple" xlink:href="#__RefHeading__3513_18842439" text:style-name="Index_20_Link" text:visited-style-name="Index_20_Link">Makefile in the package directory<text:tab/>7</text:a></text:p>
          <text:p text:style-name="P1"><text:a xlink:type="simple" xlink:href="#__RefHeading__3515_18842439" text:style-name="Index_20_Link" text:visited-style-name="Index_20_Link">The ipkg control file<text:tab/>7</text:a></text:p>
          <text:p text:style-name="P1"><text:a xlink:type="simple" xlink:href="#__RefHeading__3517_18842439" text:style-name="Index_20_Link" text:visited-style-name="Index_20_Link">The real Makefile<text:tab/>7</text:a></text:p>
          <text:p text:style-name="P1"><text:a xlink:type="simple" xlink:href="#__RefHeading__3519_18842439" text:style-name="Index_20_Link" text:visited-style-name="Index_20_Link">Conclusion<text:tab/>9</text:a></text:p>
          <text:p text:style-name="P18"><text:a xlink:type="simple" xlink:href="#__RefHeading__3521_18842439" text:style-name="Index_20_Link" text:visited-style-name="Index_20_Link">Resources<text:tab/>9</text:a></text:p>
          <text:p text:style-name="P19"><text:a xlink:type="simple" xlink:href="#__RefHeading__3523_18842439" text:style-name="Index_20_Link" text:visited-style-name="Index_20_Link">OpenWrt Kernel Module Creation Howto<text:tab/>10</text:a></text:p>
          <text:p text:style-name="P18"><text:a xlink:type="simple" xlink:href="#__RefHeading__3525_18842439" text:style-name="Index_20_Link" text:visited-style-name="Index_20_Link">About OpenWrt Kernel Module Compilation<text:tab/>10</text:a></text:p>
          <text:p text:style-name="P18"><text:a xlink:type="simple" xlink:href="#__RefHeading__3527_18842439" text:style-name="Index_20_Link" text:visited-style-name="Index_20_Link">Enable the kernel options<text:tab/>10</text:a></text:p>
          <text:p text:style-name="P18"><text:a xlink:type="simple" xlink:href="#__RefHeading__3529_18842439" text:style-name="Index_20_Link" text:visited-style-name="Index_20_Link">Create a buildroot option<text:tab/>10</text:a></text:p>
          <text:p text:style-name="P18"><text:a xlink:type="simple" xlink:href="#__RefHeading__3531_18842439" text:style-name="Index_20_Link" text:visited-style-name="Index_20_Link">Define the binary files for the kernel module<text:tab/>10</text:a></text:p>
          <text:p text:style-name="P18"><text:a xlink:type="simple" xlink:href="#__RefHeading__3533_18842439" text:style-name="Index_20_Link" text:visited-style-name="Index_20_Link">Specify the ipkg control file<text:tab/>10</text:a></text:p>
          <text:p text:style-name="P18"><text:a xlink:type="simple" xlink:href="#__RefHeading__3535_18842439" text:style-name="Index_20_Link" text:visited-style-name="Index_20_Link">Compile the kernel module<text:tab/>11</text:a></text:p>
        </text:index-body>
      </text:table-of-content>
      <text:h text:style-name="Heading_20_1" text:outline-level="1"/>
      <text:h text:style-name="P16" text:outline-level="1"><text:bookmark-start text:name="__RefHeading__3483_18842439"/>OpenWrt Buildroot<text:bookmark-end text:name="__RefHeading__3483_18842439"/></text:h>
      <text:h text:style-name="Heading_20_2" text:outline-level="2"><text:bookmark-start text:name="__RefHeading__3485_18842439"/><text:bookmark text:name="about"/>About OpenWrt Buildroot<text:bookmark-end text:name="__RefHeading__3485_18842439"/></text:h>
      <text:p text:style-name="Text_20_body">OpenWrt Buildroot is a set of Makefiles and patches that allows to easily generate both a cross-compilation toolchain and a root filesystem for your Wireless Router. The cross-compilation toolchain uses uClibc (<text:a xlink:type="simple" xlink:href="http://www.uclibc.org/">http://www.uclibc.org/</text:a>), a tiny C standard library.</text:p>
      <text:p text:style-name="Text_20_body">A compilation toolchain is the set of tools that allows to compile code for your system. It consists of a compiler (in our case, <text:span text:style-name="Source_20_Text">gcc</text:span>), binary utils like assembler and linker (in our case, <text:span text:style-name="Source_20_Text">binutils</text:span>) and a C standard library (for example <text:a xlink:type="simple" xlink:href="http://www.gnu.org/software/libc/libc.html">GNU Libc</text:a>, <text:a xlink:type="simple" xlink:href="http://www.uclibc.org/">uClibc</text:a> or <text:a xlink:type="simple" xlink:href="http://www.fefe.de/dietlibc/">dietlibc</text:a>). The system installed on your development station certainly already has a compilation toolchain that you can use to compile application that runs on your system. If you're using a PC, your compilation toolchain runs on an x86 processor and generates code for a x86 processor. Under most Linux systems, the compilation toolchain uses the GNU libc as C standard library. This compilation toolchain is called the "host compilation toolchain", and more generally, the machine on which it is running, and on which you're working is called the "host system". The compilation toolchain is provided by your distribution, and OpenWrt Buildroot has nothing to do with it.</text:p>
      <text:p text:style-name="Text_20_body">As said above, the compilation toolchain that comes with your system runs and generates code for the processor of your host system. As your embedded system has a different processor, you need a cross-compilation toolchain: it's a compilation toolchain that runs on your host system but that generates code for your target system (and target processor). For example, if your host system uses x86 and your target system uses MIPS, the regular compilation toolchain of your host runs on x86 and generates code for x86, while the cross-compilation toolchain runs on x86 and generates code for MIPS.</text:p>
      <text:p text:style-name="Text_20_body">You might wonder why such a tool is needed when you can compile <text:span text:style-name="Source_20_Text">gcc</text:span>, <text:span text:style-name="Source_20_Text">binutils</text:span>, uClibc and all the tools by hand. Of course, doing so is possible. But dealing with all configure options, with all problems of every <text:span text:style-name="Source_20_Text">gcc</text:span> or <text:span text:style-name="Source_20_Text">binutils</text:span> version is very time-consuming and uninteresting. OpenWrt Buildroot automates this process through the use of Makefiles, and has a collection of patches for each <text:span text:style-name="Source_20_Text">gcc</text:span> and <text:span text:style-name="Source_20_Text">binutils</text:span> version to make them work on the MIPS architecture of most Wireless Routers.</text:p>
      <text:h text:style-name="Heading_20_2" text:outline-level="2"><text:bookmark-start text:name="__RefHeading__3487_18842439"/><text:bookmark text:name="download"/>Obtaining OpenWrt Buildroot<text:bookmark-end text:name="__RefHeading__3487_18842439"/></text:h>
      <text:p text:style-name="Text_20_body">OpenWrt Buildroot is available via SVN aka subversion. For any kind of OpenWrt development you should get the latest version from svn via:</text:p>
      <text:p text:style-name="P17"><text:s/>$ svn co https://svn.openwrt.org/openwrt/trunk/</text:p>
      <text:p text:style-name="Text_20_body">If you only like to create your own custom firmware images and packages we strongly suggest to use the SVN branch of the stable version (whiterussian): </text:p>
      <text:p text:style-name="P17"><text:s/>$ svn co https://svn.openwrt.org/openwrt/branches/whiterussian/</text:p>
      <text:h text:style-name="Heading_20_2" text:outline-level="2"><text:bookmark-start text:name="__RefHeading__3489_18842439"/><text:bookmark text:name="using"/><text:soft-page-break/>Using OpenWrt Buildroot<text:bookmark-end text:name="__RefHeading__3489_18842439"/></text:h>
      <text:p text:style-name="Text_20_body">OpenWrt Buildroot has a nice configuration tool similar to the one you can find in the Linux Kernel (<text:a xlink:type="simple" xlink:href="http://www.kernel.org/">http://www.kernel.org/</text:a>) or in Busybox (<text:a xlink:type="simple" xlink:href="http://www.busybox.org/">http://www.busybox.org/</text:a>). Note that you can run everything as a normal user. There is no need to be root to configure and use the Buildroot. The first step is to run the configuration assistant:</text:p>
      <text:p text:style-name="P17"><text:s/>$ make menuconfig</text:p>
      <text:p text:style-name="Text_20_body">For each entry of the configuration tool, you can find associated help that describes the purpose of the entry.</text:p>
      <text:p text:style-name="Text_20_body">Once everything is configured, the configuration tool has generated a <text:span text:style-name="Source_20_Text">.config</text:span> file that contains the description of your configuration. It will be used by the Makefiles to do what's needed.</text:p>
      <text:p text:style-name="Text_20_body">Let's go:</text:p>
      <text:p text:style-name="P17"><text:s/>$ make</text:p>
      <text:p text:style-name="Text_20_body">This command will download, configure and compile all the selected tools, and finally generate target firmware images and additional packages (depending on your selections in <text:span text:style-name="Source_20_Text">make menuconfig</text:span>. All the target files can be found in the <text:span text:style-name="Source_20_Text">bin/</text:span> subdirectory. You can compile firmware images containing two different filesystem types: </text:p>
      <text:list xml:id="list1811484473275764520" text:style-name="L2">
        <text:list-item>
          <text:p text:style-name="P9">jffs2 </text:p>
        </text:list-item>
        <text:list-item>
          <text:p text:style-name="P2">squashfs </text:p>
        </text:list-item>
      </text:list>
      <text:p text:style-name="Text_20_body"><text:span text:style-name="Source_20_Text">jffs2</text:span> contains a writable root filesystem, which will expand to the size of your flash image. Note: if you use the generic firmware image, you need to pick the right image for your flash size, because of different eraseblock sizes.</text:p>
      <text:p text:style-name="Text_20_body"><text:span text:style-name="Source_20_Text">squashfs</text:span> contains a read-only root filesystem using a modified <text:span text:style-name="Source_20_Text">squashfs</text:span> filesystem with LZMA compression. When booting it, you can create a writable second filesystem, which will contain your modifications to the root filesystem, including the packages you install. </text:p>
      <text:h text:style-name="Heading_20_2" text:outline-level="2"><text:bookmark-start text:name="__RefHeading__3491_18842439"/><text:bookmark text:name="custom_targetfs"/>Customizing the target filesystem<text:bookmark-end text:name="__RefHeading__3491_18842439"/></text:h>
      <text:p text:style-name="Text_20_body">There are two ways to customize the resulting target filesystem:</text:p>
      <text:list xml:id="list4027152052763139162" text:style-name="L3">
        <text:list-item>
          <text:p text:style-name="P10">Customize the target filesystem directly, and rebuild the image. The target filesystem is available under <text:span text:style-name="Source_20_Text">build_ARCH/root/</text:span> where <text:span text:style-name="Source_20_Text">ARCH</text:span> is the chosen target architecture, usually mipsel. You can simply make your changes here, and run make target_install afterwards, which will rebuild the target filesystem image. This method allows to do everything on the target filesystem, but if you decide to rebuild your toolchain, tools or packages, these changes will be lost. </text:p>
        </text:list-item>
        <text:list-item>
          <text:p text:style-name="P3">Customize the target filesystem skeleton, available under <text:span text:style-name="Source_20_Text">package/base-files/default/</text:span>. You can customize configuration files or other stuff here. However, the full file hierarchy is not yet present, because it's created during the compilation process. <text:soft-page-break/>So you can't do everything on this target filesystem skeleton, but changes to it remains even when you completely rebuild the cross-compilation toolchain and the tools.</text:p>
        </text:list-item>
      </text:list>
      <text:h text:style-name="Heading_20_2" text:outline-level="2"><text:bookmark-start text:name="__RefHeading__3493_18842439"/><text:bookmark text:name="custom_busybox"/>Customizing the Busybox configuration<text:bookmark-end text:name="__RefHeading__3493_18842439"/></text:h>
      <text:p text:style-name="Text_20_body">Busybox is very configurable, and you may want to customize it. Its configuration is completely integrated into the main menuconfig system. You can find it under "OpenWrt Package Selection" =&gt; "Busybox Configuration"</text:p>
      <text:h text:style-name="Heading_20_2" text:outline-level="2"><text:bookmark-start text:name="__RefHeading__3495_18842439"/><text:bookmark text:name="custom_uclibc"/>Customizing the uClibc configuration<text:bookmark-end text:name="__RefHeading__3495_18842439"/></text:h>
      <text:p text:style-name="Text_20_body">Just like <text:a xlink:type="simple" xlink:href="https://downloads.openwrt.org/docs/buildroot-documentation.html#custom_busybox">BusyBox</text:a>, <text:a xlink:type="simple" xlink:href="http://www.uclibc.org/">uClibc</text:a> offers a lot of configuration options. They allow to select various functionalities, depending on your needs and limitations.</text:p>
      <text:p text:style-name="Text_20_body">The easiest way to modify the configuration of uClibc is to follow these steps :</text:p>
      <text:list xml:id="list7855250116887256651" text:style-name="L4">
        <text:list-item>
          <text:p text:style-name="P11">Make a first compilation of buildroot without trying to customize uClibc. </text:p>
        </text:list-item>
        <text:list-item>
          <text:p text:style-name="P11">Go into the directory <text:span text:style-name="Source_20_Text">toolchain_build_ARCH/uClibc/</text:span> and run <text:span text:style-name="Source_20_Text">make menuconfig</text:span>. The nice configuration assistant, similar to the one used in the Linux Kernel appears. Make your configuration as appropriate. </text:p>
        </text:list-item>
        <text:list-item>
          <text:p text:style-name="P11">Copy the <text:span text:style-name="Source_20_Text">.config</text:span> file to <text:span text:style-name="Source_20_Text">toolchain/uClibc/uClibc.config</text:span> or <text:span text:style-name="Source_20_Text">toolchain/uClibc/uClibc.config-locale</text:span>. The former is used if you haven't selected locale support in the Buildroot configuration, and the latter is used if you have selected locale support. </text:p>
        </text:list-item>
        <text:list-item>
          <text:p text:style-name="P4">Run the compilation again. </text:p>
        </text:list-item>
      </text:list>
      <text:p text:style-name="Text_20_body">Otherwise, you can simply change <text:span text:style-name="Source_20_Text">toolchain/uClibc/uClibc.config</text:span> or <text:span text:style-name="Source_20_Text">toolchain/uClibc/uClibc.config-locale</text:span> without running the configuration assistant.</text:p>
      <text:h text:style-name="Heading_20_2" text:outline-level="2"><text:bookmark-start text:name="__RefHeading__3497_18842439"/><text:bookmark text:name="buildroot_innards"/>How OpenWrt Buildroot works<text:bookmark-end text:name="__RefHeading__3497_18842439"/></text:h>
      <text:p text:style-name="Text_20_body">As said above, OpenWrt is basically a set of Makefiles that download, configure and compiles software with the correct options. It also includes some patches for various software, mainly the ones involved in the cross-compilation tool chain (<text:span text:style-name="Source_20_Text">gcc</text:span>, <text:span text:style-name="Source_20_Text">binutils</text:span> and uClibc).</text:p>
      <text:p text:style-name="Text_20_body">There is basically one Makefile per software, and they are named <text:span text:style-name="Source_20_Text">Makefile</text:span>. Makefiles are split into three sections:</text:p>
      <text:list xml:id="list1478509579605700325" text:style-name="L5">
        <text:list-item>
          <text:p text:style-name="P12"><text:span text:style-name="T1">package</text:span> (in the <text:span text:style-name="Source_20_Text">package/</text:span> directory) contains the Makefiles and associated files for all user-space tools that Buildroot can compile and add to the target root filesystem. There is one sub-directory per tool. </text:p>
        </text:list-item>
        <text:list-item>
          <text:p text:style-name="P12"><text:span text:style-name="T1">toolchain</text:span> (in the <text:span text:style-name="Source_20_Text">toolchain/</text:span> directory) contains the Makefiles and associated files for all software related to the cross-compilation toolchain : <text:span text:style-name="Source_20_Text">binutils</text:span>, <text:span text:style-name="Source_20_Text">ccache</text:span>, <text:span text:style-name="Source_20_Text">gcc</text:span>, <text:span text:style-name="Source_20_Text">gdb</text:span>, <text:span text:style-name="Source_20_Text">kernel-headers</text:span> and <text:span text:style-name="Source_20_Text">uClibc</text:span>. </text:p>
        </text:list-item>
        <text:list-item>
          <text:p text:style-name="P5"><text:span text:style-name="T1">target</text:span> (in the <text:span text:style-name="Source_20_Text">target</text:span> directory) contains the Makefiles and associated files for software <text:soft-page-break/>related to the generation of the target root filesystem image and the linux kernel for the different system on a chip boards, used in the Wireless Routers. Two types of filesystems are supported : jffs2 and squashfs. </text:p>
        </text:list-item>
      </text:list>
      <text:p text:style-name="Text_20_body">Each directory contains at least 2 files :</text:p>
      <text:list xml:id="list3072164552020093705" text:style-name="L6">
        <text:list-item>
          <text:p text:style-name="P13"><text:span text:style-name="Source_20_Text">Makefile</text:span> is the Makefile that downloads, configures, compiles and installs the software <text:span text:style-name="Source_20_Text">something</text:span>. </text:p>
        </text:list-item>
        <text:list-item>
          <text:p text:style-name="P6"><text:span text:style-name="Source_20_Text">Config.in</text:span> is a part of the configuration tool description file. It describes the option related to the current software. </text:p>
        </text:list-item>
      </text:list>
      <text:p text:style-name="Text_20_body">The main Makefile do the job through the following steps (once the configuration is done):</text:p>
      <text:list xml:id="list6848201099682966763" text:style-name="L7">
        <text:list-item>
          <text:p text:style-name="P14">Create the download directory (<text:span text:style-name="Source_20_Text">dl/</text:span> by default). This is where the tarballs will be downloaded. It is interesting to know that the tarballs are in this directory because it may be useful to save them somewhere to avoid further downloads. </text:p>
        </text:list-item>
        <text:list-item>
          <text:p text:style-name="P14">Create the build directory (<text:span text:style-name="Source_20_Text">build_ARCH/</text:span> by default, where <text:span text:style-name="Source_20_Text">ARCH</text:span> is your architecture). This is where all user-space tools while be compiled. </text:p>
        </text:list-item>
        <text:list-item>
          <text:p text:style-name="P14">Create the toolchain build directory (<text:span text:style-name="Source_20_Text">toolchain_build_ARCH/</text:span> by default, where <text:span text:style-name="Source_20_Text">ARCH</text:span> is your architecture). This is where the cross compilation toolchain will be compiled. </text:p>
        </text:list-item>
        <text:list-item>
          <text:p text:style-name="P14">Setup the staging directory (<text:span text:style-name="Source_20_Text">staging_dir_ARCH/</text:span> by default). This is where the cross-compilation toolchain will be installed. If you want to use the same cross-compilation toolchain for other purposes, such as compiling third-party applications, you can add <text:span text:style-name="Source_20_Text">staging_dir_ARCH/bin</text:span> to your PATH, and then use <text:span text:style-name="Source_20_Text">arch-linux-gcc</text:span> to compile your application. In order to setup this staging directory, it first removes it, and then it creates various subdirectories and symlinks inside it. </text:p>
        </text:list-item>
        <text:list-item>
          <text:p text:style-name="P14">Create the target directory (<text:span text:style-name="Source_20_Text">build_ARCH/root/</text:span> by default) and the target filesystem skeleton. This directory will contain the final root filesystem. To set it up, it first deletes it, then it copies the skeleton available in <text:span text:style-name="Source_20_Text">target/default/target_skeleton</text:span> and then removes useless <text:span text:style-name="Source_20_Text">SVN/</text:span> directories. </text:p>
        </text:list-item>
        <text:list-item>
          <text:p text:style-name="P7">Call the <text:span text:style-name="Source_20_Text">prepare</text:span>, <text:span text:style-name="Source_20_Text">compile</text:span> and <text:span text:style-name="Source_20_Text">install</text:span> targets for the subdirectories <text:span text:style-name="Source_20_Text">toolchain</text:span>, <text:span text:style-name="Source_20_Text">package</text:span> and <text:span text:style-name="Source_20_Text">target</text:span> </text:p>
        </text:list-item>
      </text:list>
      <text:h text:style-name="Heading_20_2" text:outline-level="2"><text:bookmark-start text:name="__RefHeading__3499_18842439"/><text:bookmark text:name="using_toolchain"/>Using the uClibc toolchain<text:bookmark-end text:name="__RefHeading__3499_18842439"/></text:h>
      <text:p text:style-name="Text_20_body">You may want to compile your own programs or other software that are not packaged in OpenWrt. In order to do this, you can use the toolchain that was generated by the Buildroot.</text:p>
      <text:p text:style-name="Text_20_body">The toolchain generated by the Buildroot by default is located in <text:span text:style-name="Source_20_Text">staging_dir_ARCH</text:span>. The simplest way to use it is to add <text:span text:style-name="Source_20_Text">staging_dir_ARCH/bin/</text:span> to your PATH environment variable, and then to use <text:span text:style-name="Source_20_Text">arch-linux-gcc</text:span>, <text:span text:style-name="Source_20_Text">arch-linux-objdump</text:span>, <text:span text:style-name="Source_20_Text">arch-linux-ld</text:span>, etc.</text:p>
      <text:p text:style-name="Text_20_body">For example, you may add the following to your <text:span text:style-name="Source_20_Text">.bashrc</text:span> (considering you're building for the MIPS architecture and that Buildroot is located in <text:span text:style-name="Source_20_Text">~/openwrt/</text:span>) :</text:p>
      <text:p text:style-name="P17"><text:soft-page-break/>export PATH=$PATH:~/openwrt/staging_dir_mipsel/bin/</text:p>
      <text:p text:style-name="Text_20_body">Then you can simply do :</text:p>
      <text:p text:style-name="P17">mipsel-linux-uclibc-gcc -o foo foo.c</text:p>
      <text:p text:style-name="Text_20_body"><text:span text:style-name="T1">Important</text:span> : do not try to move the toolchain to an other directory, it won't work. There are some hard-coded paths in the <text:span text:style-name="T2">gcc</text:span> configuration. If the default toolchain directory doesn't suit your needs, please refer to the <text:a xlink:type="simple" xlink:href="https://downloads.openwrt.org/docs/buildroot-documentation.html#toolchain_standalone">Using the uClibc toolchain outside of buildroot</text:a> section.</text:p>
      <text:h text:style-name="Heading_20_2" text:outline-level="2"><text:bookmark-start text:name="__RefHeading__3501_18842439"/><text:bookmark text:name="toolchain_standalone"/>Using the uClibc toolchain outside of buildroot<text:bookmark-end text:name="__RefHeading__3501_18842439"/></text:h>
      <text:p text:style-name="Text_20_body">By default, the cross-compilation toolchain is generated inside <text:span text:style-name="Source_20_Text">staging_dir_ARCH/</text:span>. But sometimes, it may be useful to install it somewhere else, so that it can be used to compile other programs or by other users. Moving the <text:span text:style-name="Source_20_Text">staging_dir_ARCH/</text:span> directory elsewhere is <text:span text:style-name="T1">not possible</text:span>, because they are some hardcoded paths in the toolchain configuration.</text:p>
      <text:p text:style-name="Text_20_body">If you want to use the generated toolchain for other purposes, you can configure Buildroot to generate it elsewhere using the option of the configuration tool : <text:span text:style-name="Source_20_Text">Build options -&gt; Toolchain and header file location</text:span>, which defaults to <text:span text:style-name="Source_20_Text">staging_dir_ARCH/</text:span>.</text:p>
      <text:h text:style-name="Heading_20_2" text:outline-level="2"><text:bookmark-start text:name="__RefHeading__3503_18842439"/><text:bookmark text:name="downloaded_packages"/>Location of downloaded packages<text:bookmark-end text:name="__RefHeading__3503_18842439"/></text:h>
      <text:p text:style-name="Text_20_body">It might be useful to know that the various tarballs that are downloaded by the <text:span text:style-name="T2">Makefiles</text:span> are all stored in the <text:span text:style-name="Source_20_Text">DL_DIR</text:span> which by default is the <text:span text:style-name="Source_20_Text">dl</text:span> directory. It's useful for example if you want to keep a complete version of Buildroot which is known to be working with the associated tarballs. This will allow you to regenerate the toolchain and the target filesystem with exactly the same versions.</text:p>
      <text:h text:style-name="Heading_20_2" text:outline-level="2"><text:bookmark-start text:name="__RefHeading__3505_18842439"/><text:bookmark text:name="add_software"/>Extending OpenWrt with more software<text:bookmark-end text:name="__RefHeading__3505_18842439"/></text:h>
      <text:p text:style-name="Text_20_body">This section will only consider the case in which you want to add user-space software.</text:p>
      <text:h text:style-name="Heading_20_3" text:outline-level="3"><text:bookmark-start text:name="__RefHeading__3507_18842439"/>Package directory<text:bookmark-end text:name="__RefHeading__3507_18842439"/></text:h>
      <text:p text:style-name="Text_20_body">First of all, create a directory under the <text:span text:style-name="Source_20_Text">package</text:span> directory for your software, for example <text:span text:style-name="Source_20_Text">foo</text:span>.</text:p>
      <text:h text:style-name="Heading_20_3" text:outline-level="3"><text:bookmark-start text:name="__RefHeading__3509_18842439"/><text:span text:style-name="Source_20_Text">Config.in</text:span> file<text:bookmark-end text:name="__RefHeading__3509_18842439"/></text:h>
      <text:p text:style-name="Text_20_body">Then, create a file named <text:span text:style-name="Source_20_Text">Config.in</text:span>. This file will contain the portion of options description related to our <text:span text:style-name="Source_20_Text">foo</text:span> software that will be used and displayed in the configuration tool. It should basically contain :</text:p>
      <text:p text:style-name="Preformatted_20_Text">config BR2_PACKAGE_FOO</text:p>
      <text:p text:style-name="Preformatted_20_Text"><text:s text:c="8"/>tristate "foo - some nice tool"</text:p>
      <text:p text:style-name="Preformatted_20_Text"><text:s text:c="8"/>default m if CONFIG_DEVEL</text:p>
      <text:p text:style-name="Preformatted_20_Text"><text:s text:c="8"/>help</text:p>
      <text:p text:style-name="P17"><text:s text:c="13"/>This is a comment that explains what foo is.</text:p>
      <text:p text:style-name="Text_20_body"><text:soft-page-break/>If you depend on other software or library inside the Buildroot, it is important that you automatically select these packages in your <text:span text:style-name="Source_20_Text">Config.in</text:span>. Example if foo depends on bar library: </text:p>
      <text:p text:style-name="Preformatted_20_Text">config BR2_PACKAGE_FOO</text:p>
      <text:p text:style-name="Preformatted_20_Text"><text:s text:c="8"/>tristate "foo - some nice tool"</text:p>
      <text:p text:style-name="Preformatted_20_Text"><text:s text:c="8"/>default m if CONFIG_DEVEL</text:p>
      <text:p text:style-name="Preformatted_20_Text"><text:s text:c="8"/>select BR2_PACKAGE_LIBBAR</text:p>
      <text:p text:style-name="Preformatted_20_Text"><text:s text:c="8"/>help</text:p>
      <text:p text:style-name="P17"><text:s text:c="8"/>This is a comment that explains what foo is.</text:p>
      <text:p text:style-name="Text_20_body">Of course, you can add other options to configure particular things in your software.</text:p>
      <text:h text:style-name="Heading_20_3" text:outline-level="3"><text:bookmark-start text:name="__RefHeading__3511_18842439"/><text:span text:style-name="Source_20_Text">Config.in</text:span> in the package directory<text:bookmark-end text:name="__RefHeading__3511_18842439"/></text:h>
      <text:p text:style-name="Text_20_body">To add your package to the configuration tool, you need to add the following line to <text:span text:style-name="Source_20_Text">package/Config.in</text:span>, please add it to a section, which fits the purpose of foo: </text:p>
      <text:p text:style-name="Preformatted_20_Text">comment "Networking"</text:p>
      <text:p text:style-name="P17">source "package/foo/Config.in"</text:p>
      <text:h text:style-name="Heading_20_3" text:outline-level="3"><text:bookmark-start text:name="__RefHeading__3513_18842439"/><text:span text:style-name="Source_20_Text">Makefile</text:span> in the package directory<text:bookmark-end text:name="__RefHeading__3513_18842439"/></text:h>
      <text:p text:style-name="Text_20_body">To add your package to the build process, you need to edit the Makefile in the <text:span text:style-name="Source_20_Text">package/</text:span> directory. Locate the lines that look like the following:</text:p>
      <text:p text:style-name="P17">package-$(BR2_PACKAGE_FOO) += foo</text:p>
      <text:p text:style-name="Text_20_body">As you can see, this short line simply adds the target <text:span text:style-name="Source_20_Text">foo</text:span> to the list of targets handled by OpenWrt Buildroot.</text:p>
      <text:p text:style-name="Text_20_body">In addition to the default dependencies, you make your package depend on another package (e.g. a library) by adding a line: </text:p>
      <text:p text:style-name="P17">foo-compile: bar-compile</text:p>
      <text:h text:style-name="Heading_20_3" text:outline-level="3"><text:bookmark-start text:name="__RefHeading__3515_18842439"/>The ipkg control file<text:bookmark-end text:name="__RefHeading__3515_18842439"/></text:h>
      <text:p text:style-name="Text_20_body">Additionally, you need to create a control file which contains information about your package, readable by the <text:span text:style-name="T2">ipkg</text:span> package utility. It should be created as file: <text:span text:style-name="Source_20_Text">package/foo/ipkg/foo.control</text:span></text:p>
      <text:p text:style-name="Text_20_body">The file looks like this</text:p>
      <text:p text:style-name="Preformatted_20_Text"><text:s text:c="5"/>1 <text:s/>Package: foo</text:p>
      <text:p text:style-name="Preformatted_20_Text"><text:s text:c="5"/>2 <text:s/>Priority: optional</text:p>
      <text:p text:style-name="Preformatted_20_Text"><text:s text:c="5"/>3 <text:s/>Section: net</text:p>
      <text:p text:style-name="Preformatted_20_Text"><text:s text:c="5"/>4 <text:s/>Maintainer: Foo Software &lt;foo@foosoftware.com&gt;</text:p>
      <text:p text:style-name="Preformatted_20_Text"><text:s text:c="5"/>5 <text:s/>Source: http://foosoftware.com</text:p>
      <text:p text:style-name="Preformatted_20_Text"><text:s text:c="5"/>6 <text:s/>Depends: libbar</text:p>
      <text:p text:style-name="P17"><text:s text:c="5"/>7 <text:s/>Description: Package Description</text:p>
      <text:p text:style-name="Text_20_body">You can skip the usual <text:span text:style-name="Source_20_Text">Version:</text:span> and <text:span text:style-name="Source_20_Text">Architecture</text:span> fields, as they will be generated by the <text:span text:style-name="Source_20_Text">make-ipkg-dir.sh</text:span> script called from your Makefile. The Depends field is important, so that <text:soft-page-break/>ipkg will automatically fetch all dependend software on your target system.</text:p>
      <text:h text:style-name="Heading_20_3" text:outline-level="3"><text:bookmark-start text:name="__RefHeading__3517_18842439"/>The real <text:span text:style-name="T2">Makefile</text:span><text:bookmark-end text:name="__RefHeading__3517_18842439"/></text:h>
      <text:p text:style-name="Text_20_body">Finally, here's the hardest part. Create a file named <text:span text:style-name="Source_20_Text">Makefile</text:span>. It will contain the <text:span text:style-name="T2">Makefile</text:span> rules that are in charge of downloading, configuring, compiling and installing the software. Below is an example that we will comment afterwards.</text:p>
      <text:p text:style-name="Preformatted_20_Text"><text:s text:c="5"/>1 <text:s/># $Id: buildroot-documentation.html 2860 2006-01-08 02:17:18Z wbx $</text:p>
      <text:p text:style-name="Preformatted_20_Text"><text:s text:c="5"/>2 <text:s/></text:p>
      <text:p text:style-name="Preformatted_20_Text"><text:s text:c="5"/>3 <text:s/>include $(TOPDIR)/rules.mk</text:p>
      <text:p text:style-name="Preformatted_20_Text"><text:s text:c="5"/>4</text:p>
      <text:p text:style-name="Preformatted_20_Text"><text:s text:c="5"/>5 <text:s/>PKG_NAME:=foo</text:p>
      <text:p text:style-name="Preformatted_20_Text"><text:s text:c="5"/>6 <text:s/>PKG_VERSION:=1.0</text:p>
      <text:p text:style-name="Preformatted_20_Text"><text:s text:c="5"/>7 <text:s/>PKG_RELEASE:=1</text:p>
      <text:p text:style-name="Preformatted_20_Text"><text:s text:c="5"/>8 <text:s/>PKG_MD5SUM:=4584f226523776a3cdd2fb6f8212ba8d</text:p>
      <text:p text:style-name="Preformatted_20_Text"><text:s text:c="5"/>9 </text:p>
      <text:p text:style-name="Preformatted_20_Text"><text:s text:c="4"/>10 <text:s/>PKG_SOURCE_URL:=http://www.foosoftware.org/downloads</text:p>
      <text:p text:style-name="Preformatted_20_Text"><text:s text:c="4"/>11 <text:s/>PKG_SOURCE:=$(PKG_NAME)-$(PKG_VERSION).tar.gz</text:p>
      <text:p text:style-name="Preformatted_20_Text"><text:s text:c="4"/>12 <text:s/>PKG_CAT:=zcat</text:p>
      <text:p text:style-name="Preformatted_20_Text"><text:s text:c="4"/>13 <text:s/></text:p>
      <text:p text:style-name="Preformatted_20_Text"><text:s text:c="4"/>14 <text:s/>PKG_BUILD_DIR:=$(BUILD_DIR)/$(PKG_NAME)-$(PKG_VERSION)</text:p>
      <text:p text:style-name="Preformatted_20_Text"><text:s text:c="4"/>15 <text:s/>PKG_INSTALL_DIR:=$(PKG_BUILD_DIR)/ipkg-install</text:p>
      <text:p text:style-name="Preformatted_20_Text"><text:s text:c="4"/>16</text:p>
      <text:p text:style-name="Preformatted_20_Text"><text:s text:c="4"/>17 <text:s/>include $(TOPDIR)/package/rules.mk</text:p>
      <text:p text:style-name="Preformatted_20_Text"><text:s text:c="4"/>18</text:p>
      <text:p text:style-name="Preformatted_20_Text"><text:s text:c="4"/>19 <text:s/>$(eval $(call PKG_template,FOO,foo,$(PKG_VERSION)-$(PKG_RELEASE),$(ARCH)))</text:p>
      <text:p text:style-name="Preformatted_20_Text"><text:s text:c="4"/>20</text:p>
      <text:p text:style-name="Preformatted_20_Text"><text:s text:c="4"/>21 <text:s/>$(PKG_BUILD_DIR)/.configured: $(PKG_BUILD_DIR)/.prepared</text:p>
      <text:p text:style-name="Preformatted_20_Text"><text:s text:c="4"/>22 <text:s text:c="9"/>(cd $(PKG_BUILD_DIR); \</text:p>
      <text:p text:style-name="Preformatted_20_Text"><text:s text:c="4"/>23 <text:s text:c="17"/>$(TARGET_CONFIGURE_OPTS) \</text:p>
      <text:p text:style-name="Preformatted_20_Text"><text:s text:c="4"/>24 <text:s text:c="17"/>CFLAGS="$(TARGET_CFLAGS)" \</text:p>
      <text:p text:style-name="Preformatted_20_Text"><text:s text:c="4"/>25 <text:s text:c="17"/>./configure \</text:p>
      <text:p text:style-name="Preformatted_20_Text"><text:s text:c="4"/>26 <text:s text:c="17"/>--target=$(GNU_TARGET_NAME) \</text:p>
      <text:p text:style-name="Preformatted_20_Text"><text:s text:c="4"/>27 <text:s text:c="17"/>--host=$(GNU_TARGET_NAME) \</text:p>
      <text:p text:style-name="Preformatted_20_Text"><text:s text:c="4"/>28 <text:s text:c="17"/>--build=$(GNU_HOST_NAME) \</text:p>
      <text:p text:style-name="Preformatted_20_Text"><text:s text:c="4"/>29 <text:s text:c="17"/>--prefix=/usr \</text:p>
      <text:p text:style-name="Preformatted_20_Text"><text:s text:c="4"/>30 <text:s text:c="17"/>--sysconfdir=/etc \</text:p>
      <text:p text:style-name="Preformatted_20_Text"><text:s text:c="4"/>31 <text:s text:c="17"/>--with-bar="$(STAGING_DIR)/usr" \</text:p>
      <text:p text:style-name="Preformatted_20_Text"><text:s text:c="4"/>32 <text:s text:c="9"/>);</text:p>
      <text:p text:style-name="Preformatted_20_Text"><text:s text:c="4"/>33 <text:s text:c="9"/>touch $@</text:p>
      <text:p text:style-name="Preformatted_20_Text"><text:s text:c="4"/>34</text:p>
      <text:p text:style-name="Preformatted_20_Text"><text:s text:c="4"/>35 <text:s/>$(PKG_BUILD_DIR)/.built:</text:p>
      <text:p text:style-name="Preformatted_20_Text"><text:s text:c="4"/>36 <text:s text:c="9"/>rm -rf $(PKG_INSTALL_DIR)</text:p>
      <text:p text:style-name="Preformatted_20_Text"><text:s text:c="4"/>37 <text:s text:c="9"/>mkdir -p $(PKG_INSTALL_DIR)</text:p>
      <text:p text:style-name="Preformatted_20_Text"><text:s text:c="4"/>38 <text:s text:c="9"/>$(MAKE) -C $(PKG_BUILD_DIR) \</text:p>
      <text:p text:style-name="Preformatted_20_Text"><text:s text:c="4"/>39 <text:s text:c="11"/>$(TARGET_CONFIGURE_OPTS) \</text:p>
      <text:p text:style-name="Preformatted_20_Text"><text:s text:c="4"/>40 <text:s text:c="11"/>install_prefix="$(PKG_INSTALL_DIR)" \</text:p>
      <text:p text:style-name="Preformatted_20_Text"><text:s text:c="4"/>41 <text:s text:c="11"/>all install</text:p>
      <text:p text:style-name="Preformatted_20_Text"><text:s text:c="4"/>42 <text:s text:c="9"/>touch $@</text:p>
      <text:p text:style-name="Preformatted_20_Text"><text:s text:c="4"/>43 </text:p>
      <text:p text:style-name="Preformatted_20_Text"><text:s text:c="4"/>44 <text:s/>$(IPKG_FOO):</text:p>
      <text:p text:style-name="Preformatted_20_Text"><text:s text:c="4"/>46 <text:s text:c="9"/>install -d -m0755 $(IDIR_FOO)/usr/sbin</text:p>
      <text:p text:style-name="Preformatted_20_Text"><text:s text:c="4"/>47 <text:s text:c="9"/>cp -fpR $(PKG_INSTALL_DIR)/usr/sbin/foo $(IDIR_FOO)/usr/sbin</text:p>
      <text:p text:style-name="Preformatted_20_Text"><text:s text:c="4"/>49 <text:s text:c="9"/>$(RSTRIP) $(IDIR_FOO)</text:p>
      <text:p text:style-name="Preformatted_20_Text"><text:s text:c="4"/>50 <text:s text:c="9"/>$(IPKG_BUILD) $(IDIR_FOO) $(PACKAGE_DIR)</text:p>
      <text:p text:style-name="Preformatted_20_Text"><text:s text:c="4"/>51 <text:s/></text:p>
      <text:p text:style-name="Preformatted_20_Text"><text:s text:c="4"/>52 <text:s/>mostlyclean:</text:p>
      <text:p text:style-name="Preformatted_20_Text"><text:s text:c="4"/>53 <text:s text:c="9"/>make -C $(PKG_BUILD_DIR) clean</text:p>
      <text:p text:style-name="P17"><text:soft-page-break/><text:s text:c="4"/>54 <text:s text:c="9"/>rm $(PKG_BUILD_DIR)/.built</text:p>
      <text:p text:style-name="Text_20_body">First of all, this <text:span text:style-name="T2">Makefile</text:span> example works for a single binary software. For other software such as libraries or more complex stuff with multiple binaries, it should be adapted. Look at the other <text:span text:style-name="Source_20_Text">Makefile</text:span> files in the <text:span text:style-name="Source_20_Text">package/</text:span> directory.</text:p>
      <text:p text:style-name="Text_20_body">At lines 5-15, a couple of useful variables are defined:</text:p>
      <text:list xml:id="list7641087305679146320" text:style-name="L8">
        <text:list-item>
          <text:p text:style-name="P15"><text:span text:style-name="Source_20_Text">PKG_NAME</text:span> : The package name, e.g. <text:span text:style-name="T2">foo</text:span>. </text:p>
        </text:list-item>
        <text:list-item>
          <text:p text:style-name="P15"><text:span text:style-name="Source_20_Text">PKG_VERSION</text:span> : The version of the package that should be downloaded. </text:p>
        </text:list-item>
        <text:list-item>
          <text:p text:style-name="P15"><text:span text:style-name="Source_20_Text">PKG_RELEASE</text:span> : The release number that will be appended to the version number of your <text:span text:style-name="T2">ipkg</text:span> package. </text:p>
        </text:list-item>
        <text:list-item>
          <text:p text:style-name="P15"><text:span text:style-name="Source_20_Text">PKG_MD5SUM</text:span> : The md5sum of the software archive. </text:p>
        </text:list-item>
        <text:list-item>
          <text:p text:style-name="P15"><text:span text:style-name="Source_20_Text">PKG_SOURCE_URL</text:span> : Space separated list of the HTTP or FTP sites from which the archive is downloaded. It must include the complete path to the directory where <text:span text:style-name="Source_20_Text">FOO_SOURCE</text:span> can be found. </text:p>
        </text:list-item>
        <text:list-item>
          <text:p text:style-name="P15"><text:span text:style-name="Source_20_Text">PKG_SOURCE</text:span> : The name of the tarball of your package on the download website of FTP site. As you can see <text:span text:style-name="Source_20_Text">PKG_NAME</text:span> and <text:span text:style-name="Source_20_Text">PKG_VERSION</text:span> are used. </text:p>
        </text:list-item>
        <text:list-item>
          <text:p text:style-name="P15"><text:span text:style-name="Source_20_Text">PKG_CAT</text:span> : The tool needed for extraction of the software archive. </text:p>
        </text:list-item>
        <text:list-item>
          <text:p text:style-name="P15"><text:span text:style-name="Source_20_Text">PKG_BUILD_DIR</text:span> : The directory into which the software will be configured and compiled. Basically, it's a subdirectory of <text:span text:style-name="Source_20_Text">BUILD_DIR</text:span> which is created upon extraction of the tarball. </text:p>
        </text:list-item>
        <text:list-item>
          <text:p text:style-name="P8"><text:span text:style-name="Source_20_Text">PKG_INSTALL_DIR</text:span> : The directory into the software will be installed. It is a subdirectory of <text:span text:style-name="Source_20_Text">PKG_BUILD_DIR</text:span>. </text:p>
        </text:list-item>
      </text:list>
      <text:p text:style-name="Text_20_body">In Line 3 and 17 we include common variables and routines to simplify the process of ipkg creation. It includes routines to download, verify and extract the software package archives.</text:p>
      <text:p text:style-name="Text_20_body">Line 19 contains the magic line which automatically creates the ipkg for us.</text:p>
      <text:p text:style-name="Text_20_body">Lines 21-33 defines a target and associated rules that configures the software. It depends on the previous target (the hidden <text:span text:style-name="Source_20_Text">.prepared</text:span> file) so that we are sure the software has been uncompressed. In order to configure it, it basically runs the well-known <text:span text:style-name="Source_20_Text">./configure</text:span>script. As we may be doing cross-compilation, <text:span text:style-name="Source_20_Text">target</text:span>, <text:span text:style-name="Source_20_Text">host</text:span> and <text:span text:style-name="Source_20_Text">build</text:span> arguments are given. The prefix is also set to <text:span text:style-name="Source_20_Text">/usr</text:span>, not because the software will be installed in <text:span text:style-name="Source_20_Text">/usr</text:span> on your host system, but in the target filesystem. Finally it creates a <text:span text:style-name="Source_20_Text">.configured</text:span> file to mark the software as configured.</text:p>
      <text:p text:style-name="Text_20_body">Lines 35-42 defines a target and a rule that compiles the software. This target will create the binary file in the compilation directory, and depends on the software being already configured (hence the reference to the <text:span text:style-name="Source_20_Text">.configured</text:span> file). Afterwards it installs the resulting binary into the <text:span text:style-name="Source_20_Text">PKG_INSTALL_DIR</text:span>. It basically runs <text:span text:style-name="Source_20_Text">make install</text:span> inside the source directory.</text:p>
      <text:p text:style-name="Text_20_body">Lines 44-50 defines a target and associated rules that create the <text:span text:style-name="T2">ipkg</text:span> package, which can optionally be embedded into the resulting firmware image. It manually installs all files you want to integrate in your resulting ipkg. <text:span text:style-name="Source_20_Text">RSTRIP</text:span> will recursevily strip all binaries and libraries. Finally <text:span text:style-name="Source_20_Text">IPKG_BUILD</text:span> is called to create the package.</text:p>
      <text:h text:style-name="Heading_20_3" text:outline-level="3"><text:bookmark-start text:name="__RefHeading__3519_18842439"/><text:soft-page-break/>Conclusion<text:bookmark-end text:name="__RefHeading__3519_18842439"/></text:h>
      <text:p text:style-name="Text_20_body">As you can see, adding a software to buildroot is simply a matter of writing a <text:span text:style-name="T2">Makefile</text:span> using an already existing example and to modify it according to the compilation process of the software.</text:p>
      <text:p text:style-name="Text_20_body">If you package software that might be useful for other persons, don't forget to send a patch to OpenWrt developers! Use the mail address: openwrt-devel@openwrt.org </text:p>
      <text:h text:style-name="Heading_20_2" text:outline-level="2"><text:bookmark-start text:name="__RefHeading__3521_18842439"/><text:bookmark text:name="links"/>Resources<text:bookmark-end text:name="__RefHeading__3521_18842439"/></text:h>
      <text:p text:style-name="Text_20_body">To learn more about OpenWrt you can visit this website: <text:a xlink:type="simple" xlink:href="http://openwrt.org/">http://openwrt.org/</text:a></text:p>
      <text:h text:style-name="Heading_20_1" text:outline-level="1"><text:bookmark-start text:name="__RefHeading__3523_18842439"/>OpenWrt Kernel Module Creation Howto<text:bookmark-end text:name="__RefHeading__3523_18842439"/></text:h>
      <text:h text:style-name="Heading_20_2" text:outline-level="2"><text:bookmark-start text:name="__RefHeading__3525_18842439"/><text:bookmark text:name="about_module"/>About OpenWrt Kernel Module Compilation<text:bookmark-end text:name="__RefHeading__3525_18842439"/></text:h>
      <text:p text:style-name="Text_20_body">You are planning to compile a kernel module? This howto will explain what you have to do, to have your kernel module installable as an ipkg.</text:p>
      <text:h text:style-name="Heading_20_2" text:outline-level="2"><text:bookmark-start text:name="__RefHeading__3527_18842439"/><text:bookmark text:name="kernel"/>Enable the kernel options<text:bookmark-end text:name="__RefHeading__3527_18842439"/></text:h>
      <text:p text:style-name="Text_20_body">Enable the kernel options you want by modifying build_mipsel/linux/.config. We are assuming, that you already had your kernel compiled once here. You can do the modification by hand or by </text:p>
      <text:p text:style-name="Preformatted_20_Text">$ cd build_mipsel/linux</text:p>
      <text:p text:style-name="P17">$ make menuconfig</text:p>
      <text:p text:style-name="Text_20_body">And copy it, so your changes are not getting lost, when doing a 'make dirclean'. Here we assume that you are compiling for Broadcom chipset based devices: </text:p>
      <text:p text:style-name="P17"><text:s/>$ cp .config ../../../target/linux/linux-2.4/config/brcm </text:p>
      <text:h text:style-name="Heading_20_2" text:outline-level="2"><text:bookmark-start text:name="__RefHeading__3529_18842439"/><text:bookmark text:name="buildroot_option"/>Create a buildroot option<text:bookmark-end text:name="__RefHeading__3529_18842439"/></text:h>
      <text:p text:style-name="Text_20_body">Create a buildroot option by modifying/inserting into target/linux/Config.in, e.g. </text:p>
      <text:p text:style-name="Preformatted_20_Text">config BR2_PACKAGE_KMOD_USB_KEYBOARD</text:p>
      <text:p text:style-name="Preformatted_20_Text"><text:s text:c="8"/>tristate "Support for USB keyboards"</text:p>
      <text:p text:style-name="Preformatted_20_Text"><text:s text:c="8"/>default m</text:p>
      <text:p text:style-name="P17"><text:s text:c="8"/>depends BR2_PACKAGE_KMOD_USB_CONTROLLER</text:p>
      <text:h text:style-name="Heading_20_2" text:outline-level="2"><text:bookmark-start text:name="__RefHeading__3531_18842439"/><text:bookmark text:name="binary"/>Define the binary files for the kernel module<text:bookmark-end text:name="__RefHeading__3531_18842439"/></text:h>
      <text:p text:style-name="Text_20_body">Define the binary files for the kernel module by modifying/inserting into target/linux/linux-2.4/Makefile, e.g. </text:p>
      <text:p text:style-name="Preformatted_20_Text">$(eval $(call KMOD_template,USB_KEYBOARD,usb-kbd,\</text:p>
      <text:p text:style-name="Preformatted_20_Text"><text:s text:c="8"/>$(MODULES_DIR)/kernel/drivers/input/input.o \</text:p>
      <text:p text:style-name="Preformatted_20_Text"><text:s text:c="8"/>$(MODULES_DIR)/kernel/drivers/input/keybdev.o \</text:p>
      <text:p text:style-name="Preformatted_20_Text"><text:soft-page-break/><text:s text:c="8"/>$(MODULES_DIR)/kernel/drivers/usb/usbkbd.o \</text:p>
      <text:p text:style-name="P17">,CONFIG_USB_KEYB,kmod-usb-core,60,input keybdev usbkbd))</text:p>
      <text:p text:style-name="Text_20_body">Where CONFIG_USB_KEYB is the kernel option, USB_KEYBOARD is the last part of BR2_PACKAGE_KMOD_USB_KEYBOARD and usb-kbd is part of the filename of the created ipkg.</text:p>
      <text:h text:style-name="Heading_20_2" text:outline-level="2"><text:bookmark-start text:name="__RefHeading__3533_18842439"/><text:bookmark text:name="control"/>Specify the ipkg control file<text:bookmark-end text:name="__RefHeading__3533_18842439"/></text:h>
      <text:p text:style-name="Text_20_body">Create e.g. target/linux/control/kmod-usb-kbd.control with content similar to this: </text:p>
      <text:p text:style-name="Preformatted_20_Text">Package: kmod-usb-kbd</text:p>
      <text:p text:style-name="Preformatted_20_Text">Priority: optional</text:p>
      <text:p text:style-name="Preformatted_20_Text">Section: sys</text:p>
      <text:p text:style-name="Preformatted_20_Text">Maintainer: Markus Becker &lt;mab@comnets.uni-bremen.de&gt;</text:p>
      <text:p text:style-name="Preformatted_20_Text">Source: buildroot internal</text:p>
      <text:p text:style-name="P17">Description: Kernel Support for USB Keyboards</text:p>
      <text:h text:style-name="Heading_20_2" text:outline-level="2"><text:bookmark-start text:name="__RefHeading__3535_18842439"/><text:bookmark text:name="compile"/>Compile the kernel module<text:bookmark-end text:name="__RefHeading__3535_18842439"/></text:h>
      <text:p text:style-name="Text_20_body">Enable the kernel module with </text:p>
      <text:p text:style-name="P17">$ make menuconfig</text:p>
      <text:p text:style-name="Text_20_body">in TOPDIR and selecting it.<text:line-break/>Compile with </text:p>
      <text:p text:style-name="P17">$ make dirclean &amp;&amp; mak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088f75" officeooo:paragraph-rsid="00088f75"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irafra Technologies edited version of original OpenWRT Document <text:s text:c="66"/><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3:36.151184047</meta:creation-date>
    <dc:date>2017-04-25T11:49:50.557673442</dc:date>
    <meta:editing-duration>PT5M21S</meta:editing-duration>
    <meta:editing-cycles>4</meta:editing-cycles>
    <meta:generator>LibreOffice/4.2.8.2$Linux_x86 LibreOffice_project/420m0$Build-2</meta:generator>
    <meta:document-statistic meta:table-count="0" meta:image-count="0" meta:object-count="0" meta:page-count="11" meta:paragraph-count="246" meta:word-count="3252" meta:character-count="22251" meta:non-whitespace-character-count="18454"/>
  </office:meta>
</office:document-meta>
</file>